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effd" officeooo:paragraph-rsid="000aeffd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rel@airel-W230SD:~/SCAO/Arduino/arduino-1.6.7$ sudo ./arduino</text:p>
      <text:p text:style-name="P1">[sudo] password for airel: </text:p>
      <text:p text:style-name="P1">Picked up JAVA_TOOL_OPTIONS: </text:p>
      <text:p text:style-name="P1"></text:p>
      <text:p text:style-name="P1">Sketch uses 29,993 bytes (15%) of program storage space. Maximum is 196,608 bytes.</text:p>
      <text:p text:style-name="P1"></text:p>
      <text:p text:style-name="P1">Sketch uses 29,993 bytes (15%) of program storage space. Maximum is 196,608 bytes.</text:p>
      <text:p text:style-name="P1">starting download script</text:p>
      <text:p text:style-name="P1">Args to shell: /root/.arduino15/packages/Intel/tools/sketchUploader/1.6.4+1.14/x86/bin /tmp/build68df63ff192938058f02e980d4421e04.tmp/Blink.ino.elf /dev/ttyACM0 quiet</text:p>
      <text:p text:style-name="P1">Serial Port PORT</text:p>
      <text:p text:style-name="P1">BIN FILE /tmp/build68df63ff192938058f02e980d4421e04.tmp/Blink.ino.bin</text:p>
      <text:p text:style-name="P1">wating for Arduino 101 device... </text:p>
      <text:p text:style-name="P1">Using dfu-util to send <text:s/>/tmp/build68df63ff192938058f02e980d4421e04.tmp/Blink.ino.bin</text:p>
      <text:p text:style-name="P1">dfu-util 0.8</text:p>
      <text:p text:style-name="P1"></text:p>
      <text:p text:style-name="P1">Copyright 2005-2009 Weston Schmidt, Harald Welte and OpenMoko Inc.</text:p>
      <text:p text:style-name="P1">Copyright 2010-2014 Tormod Volden and Stefan Schmidt</text:p>
      <text:p text:style-name="P1">This program is Free Software and has ABSOLUTELY NO WARRANTY</text:p>
      <text:p text:style-name="P1">Please report bugs to dfu-util@lists.gnumonks.org</text:p>
      <text:p text:style-name="P1"></text:p>
      <text:p text:style-name="P1">dfu-util: Invalid DFU suffix signature</text:p>
      <text:p text:style-name="P1">dfu-util: A valid DFU suffix will be required in a future dfu-util release!!!</text:p>
      <text:p text:style-name="P1">Opening DFU capable USB device...</text:p>
      <text:p text:style-name="P1">ID 8087:0aba</text:p>
      <text:p text:style-name="P1">Run-time device DFU version 0011</text:p>
      <text:p text:style-name="P1">Claiming USB DFU Interface...</text:p>
      <text:p text:style-name="P1">Setting Alternate Setting #7 ...</text:p>
      <text:p text:style-name="P1">Determining device status: state = dfuIDLE, status = 0</text:p>
      <text:p text:style-name="P1"><text:soft-page-break/>dfuIDLE, continuing</text:p>
      <text:p text:style-name="P1">DFU mode device DFU version 0011</text:p>
      <text:p text:style-name="P1">Device returned transfer size 2048</text:p>
      <text:p text:style-name="P1">Copying data from PC to DFU device</text:p>
      <text:p text:style-name="P1">Download<text:tab/>[================== <text:s text:c="6"/>] <text:s/>74% <text:s text:c="7"/>14336 bytesdfu-util: can't detach</text:p>
      <text:p text:style-name="P1">Download<text:tab/>[=========================] 100% <text:s text:c="7"/>17188 bytes</text:p>
      <text:p text:style-name="P1">Download done.</text:p>
      <text:p text:style-name="P1">Sent a total of 17188 bytes</text:p>
      <text:p text:style-name="P1">state(2) = dfuIDLE, status(0) = No error condition is present</text:p>
      <text:p text:style-name="P1">Done!</text:p>
      <text:p text:style-name="P1">Resetting USB to switch back to runtime mode</text:p>
      <text:p text:style-name="P1">Sketch will execute in about 5 seconds.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6:45:05.899938838</meta:creation-date>
    <dc:date>2016-02-01T16:49:14.849495522</dc:date>
    <meta:editing-duration>P0D</meta:editing-duration>
    <meta:editing-cycles>1</meta:editing-cycles>
    <meta:document-statistic meta:table-count="0" meta:image-count="0" meta:object-count="0" meta:page-count="2" meta:paragraph-count="41" meta:word-count="210" meta:character-count="1713" meta:non-whitespace-character-count="1473"/>
    <meta:generator>LibreOffice/4.2.8.2$Linux_x86 LibreOffice_project/420m0$Build-2</meta:generator>
  </office:meta>
</office:document-meta>
</file>